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rebuchetMS" svg:font-family="TrebuchetMS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9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52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ce2" style:family="table-cell" style:parent-style-name="Default">
      <style:text-properties fo:color="#262626" style:text-outline="false" style:text-line-through-style="none" style:font-name="TrebuchetM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name-complex="TrebuchetM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abc</text:p>
          </table:table-cell>
          <table:table-cell office:value-type="string">
            <text:p>いろは</text:p>
          </table:table-cell>
          <table:table-cell office:value-type="float" office:value="123">
            <text:p>123</text:p>
          </table:table-cell>
          <table:table-cell table:number-columns-repeated="5"/>
        </table:table-row>
        <table:table-row table:style-name="ro2">
          <table:table-cell table:style-name="ce1" office:value-type="date" office:date-value="2009-12-06">
            <text:p>12月6日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style-name="ce2" office:value-type="float" office:value="98">
            <text:p>98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rebuchetMS" svg:font-family="TrebuchetMS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2">2009/12/12</text:date>, <text:time>19:56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6T20:55:07</meta:creation-date>
    <dc:date>2009-12-12T19:56:12</dc:date>
    <meta:editing-duration>PT01H27M07S</meta:editing-duration>
    <meta:editing-cycles>11</meta:editing-cycles>
    <meta:generator>OpenOffice.org/3.1$Unix OpenOffice.org_project/310m19$Build-9420</meta:generator>
    <meta:document-statistic meta:table-count="3" meta:cell-count="15" meta:object-count="0"/>
  </office:meta>
</office:document-meta>
</file>